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de665" officeooo:paragraph-rsid="001de665" style:font-size-asian="12.25pt" style:font-size-complex="14pt"/>
    </style:style>
    <style:style style:name="P2" style:family="paragraph" style:parent-style-name="Standard">
      <style:text-properties fo:font-size="14pt" officeooo:rsid="001e7fe5" officeooo:paragraph-rsid="001e7fe5" style:font-size-asian="12.25pt" style:font-size-complex="14pt"/>
    </style:style>
    <style:style style:name="P3" style:family="paragraph" style:parent-style-name="Standard">
      <style:text-properties fo:font-size="14pt" officeooo:rsid="00257ae1" officeooo:paragraph-rsid="00257ae1" style:font-size-asian="12.25pt" style:font-size-complex="14pt"/>
    </style:style>
    <style:style style:name="P4" style:family="paragraph" style:parent-style-name="Standard">
      <style:text-properties fo:font-size="14pt" officeooo:rsid="00261ed5" officeooo:paragraph-rsid="00261ed5" style:font-size-asian="12.25pt" style:font-size-complex="14pt"/>
    </style:style>
    <style:style style:name="P5" style:family="paragraph" style:parent-style-name="Standard">
      <style:text-properties fo:font-size="14pt" officeooo:rsid="00299e8d" officeooo:paragraph-rsid="00299e8d" style:font-size-asian="12.25pt" style:font-size-complex="14pt"/>
    </style:style>
    <style:style style:name="T1" style:family="text">
      <style:text-properties officeooo:rsid="00299e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,2,3)#include&lt;iostream&gt;</text:p>
      <text:p text:style-name="P1">#include&lt;fstream&gt;</text:p>
      <text:p text:style-name="P1">#include&lt;string&gt;</text:p>
      <text:p text:style-name="P1">#include&lt;cstring&gt;</text:p>
      <text:p text:style-name="P1">using namespace std;</text:p>
      <text:p text:style-name="P1"/>
      <text:p text:style-name="P1">int main()</text:p>
      <text:p text:style-name="P1">{</text:p>
      <text:p text:style-name="P1"><text:s text:c="4"/>ofstream fout;</text:p>
      <text:p text:style-name="P1"><text:s text:c="4"/>string line;</text:p>
      <text:p text:style-name="P1"><text:s text:c="4"/>int len;</text:p>
      <text:p text:style-name="P1"><text:s text:c="4"/></text:p>
      <text:p text:style-name="P1"><text:s text:c="4"/>fout.open("/home/pushkar/C++ Language/file.txt",ios::app);</text:p>
      <text:p text:style-name="P1"/>
      <text:p text:style-name="P1"><text:s text:c="4"/>if(fout)</text:p>
      <text:p text:style-name="P1"><text:s text:c="4"/>{</text:p>
      <text:p text:style-name="P1"><text:s text:c="8"/>cout&lt;&lt;"Enter Data in The File :- "&lt;&lt;endl;</text:p>
      <text:p text:style-name="P1"><text:s text:c="8"/>while(fout)</text:p>
      <text:p text:style-name="P1"><text:s text:c="8"/>{</text:p>
      <text:p text:style-name="P1"><text:s text:c="12"/>getline(cin,line);</text:p>
      <text:p text:style-name="P1"><text:s text:c="12"/>if(line=="1")</text:p>
      <text:p text:style-name="P1"><text:s text:c="16"/>break;</text:p>
      <text:p text:style-name="P1"><text:s text:c="16"/>fout&lt;&lt;line;</text:p>
      <text:p text:style-name="P1"><text:s text:c="8"/>}</text:p>
      <text:p text:style-name="P1"><text:s text:c="8"/>cout&lt;&lt;"File created or appended successfuly"&lt;&lt;endl;</text:p>
      <text:p text:style-name="P1"><text:s text:c="4"/>}</text:p>
      <text:p text:style-name="P1"><text:s text:c="4"/>else</text:p>
      <text:p text:style-name="P1"><text:s text:c="4"/>{</text:p>
      <text:p text:style-name="P1"><text:s text:c="8"/>cout&lt;&lt;"Unable to open or create the file"&lt;&lt;endl;</text:p>
      <text:p text:style-name="P1"><text:s text:c="4"/>}</text:p>
      <text:p text:style-name="P1"><text:s text:c="4"/>fout.close();</text:p>
      <text:p text:style-name="P1"><text:s text:c="4"/>cout&lt;&lt;endl;</text:p>
      <text:p text:style-name="P1"><text:s text:c="4"/>ifstream fin;</text:p>
      <text:p text:style-name="P1"><text:s text:c="4"/>fin.open("/home/pushkar/C++ Language/file.txt",ios::in);</text:p>
      <text:p text:style-name="P1"><text:s text:c="4"/>getline(fin,line);</text:p>
      <text:p text:style-name="P1"><text:s text:c="4"/>cout&lt;&lt;line;</text:p>
      <text:p text:style-name="P1"><text:s text:c="4"/>cout&lt;&lt;"The number of characters is "&lt;&lt;line.length()&lt;&lt;endl;</text:p>
      <text:p text:style-name="P1"><text:s text:c="4"/>fin.close();</text:p>
      <text:p text:style-name="P1"><text:s text:c="4"/>return 0;</text:p>
      <text:p text:style-name="P1">}</text:p>
      <text:p text:style-name="P1"/>
      <text:p text:style-name="P1">4)#include&lt;iostream&gt;</text:p>
      <text:p text:style-name="P1">#include&lt;fstream&gt;</text:p>
      <text:p text:style-name="P1">#include&lt;string&gt;</text:p>
      <text:p text:style-name="P1">#include&lt;cstring&gt;</text:p>
      <text:p text:style-name="P1"><text:soft-page-break/>using namespace std;</text:p>
      <text:p text:style-name="P1">void convertOpposite(string &amp;str)</text:p>
      <text:p text:style-name="P1">{</text:p>
      <text:p text:style-name="P1"><text:s text:c="4"/>int ln = str.length();</text:p>
      <text:p text:style-name="P1"><text:s text:c="4"/>for (int i = 0; i &lt; ln; i++) {</text:p>
      <text:p text:style-name="P1"><text:s text:c="8"/>if (str[i] &gt;= 'a' &amp;&amp; str[i] &lt;= 'z')</text:p>
      <text:p text:style-name="P1"><text:s text:c="16"/>str[i] = str[i] - 32;</text:p>
      <text:p text:style-name="P1"><text:s text:c="8"/>else if (str[i] &gt;= 'A' &amp;&amp; str[i] &lt;= 'Z')</text:p>
      <text:p text:style-name="P1"><text:s text:c="16"/>str[i] = str[i] + 32;</text:p>
      <text:p text:style-name="P1"><text:s text:c="4"/>}</text:p>
      <text:p text:style-name="P1">}</text:p>
      <text:p text:style-name="P1"/>
      <text:p text:style-name="P1">int main()</text:p>
      <text:p text:style-name="P1">{</text:p>
      <text:p text:style-name="P1"><text:s text:c="4"/>ofstream fout;</text:p>
      <text:p text:style-name="P1"><text:s text:c="4"/>string line;</text:p>
      <text:p text:style-name="P1"><text:s text:c="4"/>int len;</text:p>
      <text:p text:style-name="P1"><text:s text:c="4"/></text:p>
      <text:p text:style-name="P1"><text:s text:c="4"/>fout.open("/home/pushkar/C++ Language/file.txt");</text:p>
      <text:p text:style-name="P1"/>
      <text:p text:style-name="P1"><text:s text:c="4"/>if(fout)</text:p>
      <text:p text:style-name="P1"><text:s text:c="4"/>{</text:p>
      <text:p text:style-name="P1"><text:s text:c="8"/>cout&lt;&lt;"Enter Data in The File :- "&lt;&lt;endl;</text:p>
      <text:p text:style-name="P1"><text:s text:c="8"/>while(fout)</text:p>
      <text:p text:style-name="P1"><text:s text:c="8"/>{</text:p>
      <text:p text:style-name="P1"><text:s text:c="12"/>getline(cin,line);</text:p>
      <text:p text:style-name="P1"><text:s text:c="12"/>if(line=="1")</text:p>
      <text:p text:style-name="P1"><text:s text:c="16"/>break;</text:p>
      <text:p text:style-name="P1"><text:s text:c="12"/>fout&lt;&lt;line;</text:p>
      <text:p text:style-name="P1"><text:s text:c="8"/>}</text:p>
      <text:p text:style-name="P1"><text:s text:c="8"/>cout&lt;&lt;"File created or appended successfuly"&lt;&lt;endl;</text:p>
      <text:p text:style-name="P1"><text:s text:c="4"/>}</text:p>
      <text:p text:style-name="P1"><text:s text:c="4"/>else</text:p>
      <text:p text:style-name="P1"><text:s text:c="4"/>{</text:p>
      <text:p text:style-name="P1"><text:s text:c="8"/>cout&lt;&lt;"Unable to open or create the file"&lt;&lt;endl;</text:p>
      <text:p text:style-name="P1"><text:s text:c="4"/>}</text:p>
      <text:p text:style-name="P1"><text:s text:c="4"/>fout.close();</text:p>
      <text:p text:style-name="P1"><text:s text:c="4"/>cout&lt;&lt;endl;</text:p>
      <text:p text:style-name="P1"><text:s text:c="4"/>ifstream fin;</text:p>
      <text:p text:style-name="P1"><text:s text:c="4"/>ofstream fout2;</text:p>
      <text:p text:style-name="P1"><text:s text:c="4"/>fin.open("/home/pushkar/C++ Language/file.txt");</text:p>
      <text:p text:style-name="P1"><text:s text:c="4"/>fout2.open("/home/pushkar/C++ Language/case.txt");</text:p>
      <text:p text:style-name="P1"><text:s text:c="4"/>getline(fin,line);</text:p>
      <text:p text:style-name="P1"><text:s text:c="4"/>convertOpposite(line);</text:p>
      <text:p text:style-name="P1"><text:s text:c="4"/>fout2&lt;&lt;line;</text:p>
      <text:p text:style-name="P1"><text:soft-page-break/><text:s text:c="4"/>fin.close();</text:p>
      <text:p text:style-name="P1"><text:s text:c="4"/>fout2.close();</text:p>
      <text:p text:style-name="P1"><text:s text:c="4"/>return 0;</text:p>
      <text:p text:style-name="P1">}</text:p>
      <text:p text:style-name="P1"/>
      <text:p text:style-name="P2">5)#include&lt;iostream&gt;</text:p>
      <text:p text:style-name="P2">#include&lt;fstream&gt;</text:p>
      <text:p text:style-name="P2">#include&lt;string&gt;</text:p>
      <text:p text:style-name="P2">#include&lt;cstring&gt;</text:p>
      <text:p text:style-name="P2">using namespace std;</text:p>
      <text:p text:style-name="P2"/>
      <text:p text:style-name="P2">int main()</text:p>
      <text:p text:style-name="P2">{</text:p>
      <text:p text:style-name="P2"><text:s text:c="4"/>ofstream fout;</text:p>
      <text:p text:style-name="P2"><text:s text:c="4"/>string line;</text:p>
      <text:p text:style-name="P2"><text:s text:c="4"/>int len;</text:p>
      <text:p text:style-name="P2"><text:s text:c="4"/></text:p>
      <text:p text:style-name="P2"><text:s text:c="4"/>fout.open("/home/pushkar/C++ Language/file.txt");</text:p>
      <text:p text:style-name="P2"/>
      <text:p text:style-name="P2"><text:s text:c="4"/>if(fout)</text:p>
      <text:p text:style-name="P2"><text:s text:c="4"/>{</text:p>
      <text:p text:style-name="P2"><text:s text:c="8"/>cout&lt;&lt;"Enter Data in The File :- "&lt;&lt;endl;</text:p>
      <text:p text:style-name="P2"><text:s text:c="8"/>while(fout)</text:p>
      <text:p text:style-name="P2"><text:s text:c="8"/>{</text:p>
      <text:p text:style-name="P2"><text:s text:c="12"/>getline(cin,line);</text:p>
      <text:p text:style-name="P2"><text:s text:c="12"/>if(line=="1")</text:p>
      <text:p text:style-name="P2"><text:s text:c="16"/>break;</text:p>
      <text:p text:style-name="P2"><text:s text:c="12"/>fout&lt;&lt;line;</text:p>
      <text:p text:style-name="P2"><text:s text:c="8"/>}</text:p>
      <text:p text:style-name="P2"><text:s text:c="8"/>cout&lt;&lt;"File created or appended successfuly"&lt;&lt;endl;</text:p>
      <text:p text:style-name="P2"><text:s text:c="4"/>}</text:p>
      <text:p text:style-name="P2"><text:s text:c="4"/>else</text:p>
      <text:p text:style-name="P2"><text:s text:c="4"/>{</text:p>
      <text:p text:style-name="P2"><text:s text:c="8"/>cout&lt;&lt;"Unable to open or create the file"&lt;&lt;endl;</text:p>
      <text:p text:style-name="P2"><text:s text:c="4"/>}</text:p>
      <text:p text:style-name="P2"><text:s text:c="4"/>fout.close();</text:p>
      <text:p text:style-name="P2"><text:s text:c="4"/>cout&lt;&lt;endl;</text:p>
      <text:p text:style-name="P2"><text:s text:c="4"/>ifstream fin;</text:p>
      <text:p text:style-name="P2"><text:s text:c="4"/>ofstream fout2;</text:p>
      <text:p text:style-name="P2"><text:s text:c="4"/>fin.open("/home/pushkar/C++ Language/file.txt");</text:p>
      <text:p text:style-name="P2"><text:s text:c="4"/>fout2.open("/home/pushkar/C++ Language/case.txt",ios::app);</text:p>
      <text:p text:style-name="P2"><text:s text:c="4"/>getline(fin,line);</text:p>
      <text:p text:style-name="P2"><text:s text:c="4"/>fout2&lt;&lt;line;</text:p>
      <text:p text:style-name="P2"><text:s text:c="4"/>fin.close();</text:p>
      <text:p text:style-name="P2"><text:s text:c="4"/>fout2.close();</text:p>
      <text:p text:style-name="P2"><text:soft-page-break/><text:s text:c="4"/>return 0;</text:p>
      <text:p text:style-name="P2">}</text:p>
      <text:p text:style-name="P2"/>
      <text:p text:style-name="P2">6)#include&lt;iostream&gt;</text:p>
      <text:p text:style-name="P2">#include&lt;fstream&gt;</text:p>
      <text:p text:style-name="P2">#include&lt;string&gt;</text:p>
      <text:p text:style-name="P2">#include&lt;cctype&gt;</text:p>
      <text:p text:style-name="P2">using namespace std;</text:p>
      <text:p text:style-name="P2"/>
      <text:p text:style-name="P2">int main()</text:p>
      <text:p text:style-name="P2">{</text:p>
      <text:p text:style-name="P2"><text:s text:c="4"/>string line;</text:p>
      <text:p text:style-name="P2"><text:s text:c="4"/>int character=0,words=0,lines=0;</text:p>
      <text:p text:style-name="P2"><text:s text:c="4"/>ifstream fin;</text:p>
      <text:p text:style-name="P2"><text:s text:c="4"/>fin.open("/home/pushkar/C++ Language/file.txt",ios::in);</text:p>
      <text:p text:style-name="P2"><text:s text:c="4"/>while(getline(fin,line))</text:p>
      <text:p text:style-name="P2"><text:s text:c="4"/>{ <text:s text:c="3"/></text:p>
      <text:p text:style-name="P2"><text:s text:c="8"/>cout&lt;&lt;line&lt;&lt;endl;</text:p>
      <text:p text:style-name="P2"><text:s text:c="8"/>character+=line.length();</text:p>
      <text:p text:style-name="P2"><text:s text:c="8"/>bool in_word=false;</text:p>
      <text:p text:style-name="P2"><text:s text:c="8"/>for (char c : line) </text:p>
      <text:p text:style-name="P2"><text:s text:c="8"/>{</text:p>
      <text:p text:style-name="P2"><text:s text:c="12"/>if (!isspace(c))</text:p>
      <text:p text:style-name="P2"><text:s text:c="12"/>{</text:p>
      <text:p text:style-name="P2"><text:s text:c="16"/>if(!in_word) </text:p>
      <text:p text:style-name="P2"><text:s text:c="16"/>{</text:p>
      <text:p text:style-name="P2"><text:s text:c="20"/>in_word = true;</text:p>
      <text:p text:style-name="P2"><text:s text:c="20"/>words++;</text:p>
      <text:p text:style-name="P2"><text:s text:c="16"/>}</text:p>
      <text:p text:style-name="P2"><text:s text:c="12"/>}</text:p>
      <text:p text:style-name="P2"><text:s text:c="12"/>else </text:p>
      <text:p text:style-name="P2"><text:s text:c="12"/>{</text:p>
      <text:p text:style-name="P2"><text:s text:c="16"/>in_word = false;</text:p>
      <text:p text:style-name="P2"><text:s text:c="12"/>}</text:p>
      <text:p text:style-name="P2"><text:s text:c="8"/>}</text:p>
      <text:p text:style-name="P2"><text:s text:c="8"/>lines++;</text:p>
      <text:p text:style-name="P2"><text:s text:c="4"/>}</text:p>
      <text:p text:style-name="P2"><text:s text:c="4"/>cout&lt;&lt;"Total characters are "&lt;&lt;character&lt;&lt;endl;</text:p>
      <text:p text:style-name="P2"><text:s text:c="4"/>cout&lt;&lt;"Total words are "&lt;&lt;words&lt;&lt;endl;</text:p>
      <text:p text:style-name="P2"><text:s text:c="4"/>cout&lt;&lt;"Total lines are "&lt;&lt;lines&lt;&lt;endl;</text:p>
      <text:p text:style-name="P2"><text:s text:c="4"/>fin.close(); <text:s text:c="3"/></text:p>
      <text:p text:style-name="P2"><text:s text:c="4"/>return 0;</text:p>
      <text:p text:style-name="P2">}</text:p>
      <text:p text:style-name="P2"/>
      <text:p text:style-name="P3">8)#include&lt;iostream&gt;</text:p>
      <text:p text:style-name="P3"><text:soft-page-break/>#include&lt;fstream&gt;</text:p>
      <text:p text:style-name="P3">using namespace std;</text:p>
      <text:p text:style-name="P3"/>
      <text:p text:style-name="P3">class emp</text:p>
      <text:p text:style-name="P3">{</text:p>
      <text:p text:style-name="P3"><text:s text:c="4"/>public:</text:p>
      <text:p text:style-name="P3"><text:s text:c="8"/>int emp_no;</text:p>
      <text:p text:style-name="P3"><text:s text:c="8"/>string emp_name;</text:p>
      <text:p text:style-name="P3">};</text:p>
      <text:p text:style-name="P3"/>
      <text:p text:style-name="P3">int main()</text:p>
      <text:p text:style-name="P3">{</text:p>
      <text:p text:style-name="P3"><text:s text:c="4"/>while (1)</text:p>
      <text:p text:style-name="P3"><text:s text:c="4"/>{</text:p>
      <text:p text:style-name="P3"><text:s text:c="8"/>int n;</text:p>
      <text:p text:style-name="P3"><text:s text:c="8"/>emp e;</text:p>
      <text:p text:style-name="P3"><text:s text:c="8"/>cout&lt;&lt;endl;</text:p>
      <text:p text:style-name="P3"><text:s text:c="8"/>cout&lt;&lt;"##############################"&lt;&lt;endl;</text:p>
      <text:p text:style-name="P3"><text:s text:c="8"/>cout&lt;&lt;"\nEnter your choice "&lt;&lt;endl;</text:p>
      <text:p text:style-name="P3"><text:s text:c="8"/>cout&lt;&lt;"1.Add Employee"&lt;&lt;endl;</text:p>
      <text:p text:style-name="P3"><text:s text:c="8"/>cout&lt;&lt;"2.Display Employee"&lt;&lt;endl;</text:p>
      <text:p text:style-name="P3"><text:s text:c="8"/>cout&lt;&lt;"3.Search Employee"&lt;&lt;endl;</text:p>
      <text:p text:style-name="P3"><text:s text:c="8"/>cout&lt;&lt;"4.Exit\n"&lt;&lt;endl;</text:p>
      <text:p text:style-name="P3"><text:s text:c="8"/>cout&lt;&lt;"##############################"&lt;&lt;endl&lt;&lt;endl;</text:p>
      <text:p text:style-name="P3"><text:s text:c="8"/>cin&gt;&gt;n;</text:p>
      <text:p text:style-name="P3"><text:s text:c="8"/>cout&lt;&lt;endl;</text:p>
      <text:p text:style-name="P3"/>
      <text:p text:style-name="P3"><text:s text:c="8"/>switch (n)</text:p>
      <text:p text:style-name="P3"><text:s text:c="8"/>{</text:p>
      <text:p text:style-name="P3"><text:s text:c="8"/>case 1:</text:p>
      <text:p text:style-name="P3"><text:s text:c="8"/>{</text:p>
      <text:p text:style-name="P3"><text:s text:c="12"/>ofstream fout;</text:p>
      <text:p text:style-name="P3"><text:s text:c="12"/>fout.open("/home/pushkar/C++ Language/Employee.txt",ios::app);</text:p>
      <text:p text:style-name="P3"><text:s text:c="12"/>cout&lt;&lt;"Enter Employee Number : ";</text:p>
      <text:p text:style-name="P3"><text:s text:c="12"/>cin&gt;&gt;e.emp_no;</text:p>
      <text:p text:style-name="P3"><text:s text:c="12"/>cin.ignore();</text:p>
      <text:p text:style-name="P3"><text:s text:c="12"/>cout&lt;&lt;"Enter Employee Name : ";</text:p>
      <text:p text:style-name="P3"><text:s text:c="12"/>getline(cin,e.emp_name);</text:p>
      <text:p text:style-name="P3"><text:s text:c="12"/>fout&lt;&lt;e.emp_no&lt;&lt;endl;</text:p>
      <text:p text:style-name="P3"><text:s text:c="12"/>fout&lt;&lt;e.emp_name&lt;&lt;endl;</text:p>
      <text:p text:style-name="P3"><text:s text:c="12"/>fout.close();</text:p>
      <text:p text:style-name="P3"><text:s text:c="12"/>cout&lt;&lt;"Employee Added Successfully"&lt;&lt;endl;</text:p>
      <text:p text:style-name="P3"><text:s text:c="12"/>break;</text:p>
      <text:p text:style-name="P3"><text:s text:c="8"/>}</text:p>
      <text:p text:style-name="P3"><text:s text:c="8"/></text:p>
      <text:p text:style-name="P3"><text:soft-page-break/><text:s text:c="8"/>case 2:</text:p>
      <text:p text:style-name="P3"><text:s text:c="8"/>{</text:p>
      <text:p text:style-name="P3"><text:s text:c="12"/>ifstream fin;</text:p>
      <text:p text:style-name="P3"><text:s text:c="12"/>fin.open("/home/pushkar/C++ Language/Employee.txt");</text:p>
      <text:p text:style-name="P3"/>
      <text:p text:style-name="P3"><text:s text:c="12"/>while(fin&gt;&gt;e.emp_no &amp;&amp; getline(fin.ignore(),e.emp_name))</text:p>
      <text:p text:style-name="P3"><text:s text:c="12"/>{ <text:s text:c="12"/></text:p>
      <text:p text:style-name="P3"><text:s text:c="16"/>cout&lt;&lt;"Employee Number : "&lt;&lt;e.emp_no&lt;&lt;endl;</text:p>
      <text:p text:style-name="P3"><text:s text:c="16"/>cout&lt;&lt;"Employee Name <text:s text:c="2"/>: "&lt;&lt;e.emp_name&lt;&lt;endl;</text:p>
      <text:p text:style-name="P3"><text:s text:c="16"/>cout&lt;&lt;"******************************"&lt;&lt;endl;</text:p>
      <text:p text:style-name="P3"><text:s text:c="12"/>}</text:p>
      <text:p text:style-name="P3"><text:s text:c="12"/>fin.close(); <text:s/></text:p>
      <text:p text:style-name="P3"><text:s text:c="12"/>break;</text:p>
      <text:p text:style-name="P3"><text:s text:c="8"/>}</text:p>
      <text:p text:style-name="P3"/>
      <text:p text:style-name="P3"><text:s text:c="8"/>case 3:</text:p>
      <text:p text:style-name="P3"><text:s text:c="8"/>{</text:p>
      <text:p text:style-name="P3"><text:s text:c="12"/>ifstream fin;</text:p>
      <text:p text:style-name="P3"><text:s text:c="12"/>int code;</text:p>
      <text:p text:style-name="P3"><text:s text:c="12"/>fin.open("/home/pushkar/C++ Language/Employee.txt");</text:p>
      <text:p text:style-name="P3"><text:s text:c="12"/>cout&lt;&lt;"Enter Employee Code : ";</text:p>
      <text:p text:style-name="P3"><text:s text:c="12"/>cin&gt;&gt;code;</text:p>
      <text:p text:style-name="P3"><text:s text:c="12"/>int flag=1;</text:p>
      <text:p text:style-name="P3"/>
      <text:p text:style-name="P3"><text:s text:c="12"/>while(1)</text:p>
      <text:p text:style-name="P3"><text:s text:c="12"/>{</text:p>
      <text:p text:style-name="P3"><text:s text:c="16"/>if(fin.eof())</text:p>
      <text:p text:style-name="P3"><text:s text:c="20"/>break;</text:p>
      <text:p text:style-name="P3"><text:s text:c="16"/>fin&gt;&gt;e.emp_no;</text:p>
      <text:p text:style-name="P3"><text:s text:c="16"/>fin.ignore();</text:p>
      <text:p text:style-name="P3"><text:s text:c="16"/>fin&gt;&gt;e.emp_name;</text:p>
      <text:p text:style-name="P3"/>
      <text:p text:style-name="P3"><text:s text:c="16"/>if(code==e.emp_no)</text:p>
      <text:p text:style-name="P3"><text:s text:c="16"/>{</text:p>
      <text:p text:style-name="P3"><text:s text:c="20"/>cout&lt;&lt;"Employee Number : "&lt;&lt;e.emp_no&lt;&lt;endl;</text:p>
      <text:p text:style-name="P3"><text:s text:c="20"/>cout&lt;&lt;"Employee Name <text:s text:c="2"/>: "&lt;&lt;e.emp_name&lt;&lt;endl;</text:p>
      <text:p text:style-name="P3"><text:s text:c="20"/>cout&lt;&lt;"******************************"&lt;&lt;endl;</text:p>
      <text:p text:style-name="P3"><text:s text:c="20"/>flag=0;</text:p>
      <text:p text:style-name="P3"><text:s text:c="16"/>}</text:p>
      <text:p text:style-name="P3"><text:s text:c="12"/>}</text:p>
      <text:p text:style-name="P3"><text:s text:c="12"/>if(flag)</text:p>
      <text:p text:style-name="P3"><text:s text:c="16"/>cout&lt;&lt;"\nEmployee Not Found"&lt;&lt;endl;</text:p>
      <text:p text:style-name="P3"><text:s text:c="12"/>fin.close(); <text:s text:c="2"/></text:p>
      <text:p text:style-name="P3"><text:s text:c="12"/>break;</text:p>
      <text:p text:style-name="P3"><text:s text:c="8"/>}</text:p>
      <text:p text:style-name="P3"><text:soft-page-break/></text:p>
      <text:p text:style-name="P3"><text:s text:c="8"/>case 4:</text:p>
      <text:p text:style-name="P3"><text:s text:c="8"/>{</text:p>
      <text:p text:style-name="P3"><text:s text:c="12"/>cout&lt;&lt;"Exited Successfully"&lt;&lt;endl;</text:p>
      <text:p text:style-name="P3"><text:s text:c="12"/>exit(0);</text:p>
      <text:p text:style-name="P3"><text:s text:c="8"/>}</text:p>
      <text:p text:style-name="P3"/>
      <text:p text:style-name="P3"><text:s text:c="8"/>default:</text:p>
      <text:p text:style-name="P3"><text:s text:c="12"/>cout&lt;&lt;"Invalid Choice"&lt;&lt;endl;</text:p>
      <text:p text:style-name="P3"><text:s text:c="8"/>}</text:p>
      <text:p text:style-name="P3"><text:s text:c="4"/>} <text:s text:c="2"/></text:p>
      <text:p text:style-name="P3">}</text:p>
      <text:p text:style-name="P3"/>
      <text:p text:style-name="P4">9)#include&lt;iostream&gt;</text:p>
      <text:p text:style-name="P4">#include&lt;fstream&gt;</text:p>
      <text:p text:style-name="P4">#include&lt;string&gt;</text:p>
      <text:p text:style-name="P4">using namespace std;</text:p>
      <text:p text:style-name="P4"/>
      <text:p text:style-name="P4">class emp</text:p>
      <text:p text:style-name="P4">{</text:p>
      <text:p text:style-name="P4"><text:s text:c="4"/>public:</text:p>
      <text:p text:style-name="P4"><text:s text:c="8"/>int id,phone,age;</text:p>
      <text:p text:style-name="P4"><text:s text:c="8"/>string name,address,dept;</text:p>
      <text:p text:style-name="P4"><text:s text:c="8"/>//dep(admin/sales/produ/it)</text:p>
      <text:p text:style-name="P4">};</text:p>
      <text:p text:style-name="P4"/>
      <text:p text:style-name="P4">int main()</text:p>
      <text:p text:style-name="P4">{</text:p>
      <text:p text:style-name="P4"><text:s text:c="4"/>emp e;</text:p>
      <text:p text:style-name="P4"><text:s text:c="4"/>ifstream fin;</text:p>
      <text:p text:style-name="P4"><text:s text:c="4"/>ofstream input_ad,input_sal,input_pro,input_it;</text:p>
      <text:p text:style-name="P4"><text:s text:c="4"/>fin.open("/home/pushkar/emp_data.txt");</text:p>
      <text:p text:style-name="P4"><text:s text:c="4"/>input_ad.open("/home/pushkar/emp_admin.txt");</text:p>
      <text:p text:style-name="P4"><text:s text:c="4"/>input_sal.open("/home/pushkar/emp_sal.txt");</text:p>
      <text:p text:style-name="P4"><text:s text:c="4"/>input_pro.open("/home/pushkar/emp_pro.txt");</text:p>
      <text:p text:style-name="P4"><text:s text:c="4"/>input_it.open("/home/pushkar/emp_it.txt");</text:p>
      <text:p text:style-name="P4"/>
      <text:p text:style-name="P4"><text:s text:c="4"/>while(fin&gt;&gt;e.id)</text:p>
      <text:p text:style-name="P4"><text:s text:c="4"/>{</text:p>
      <text:p text:style-name="P4"><text:s text:c="8"/>fin.ignore();</text:p>
      <text:p text:style-name="P4"><text:s text:c="8"/>getline(fin,e.name);</text:p>
      <text:p text:style-name="P4"><text:s text:c="8"/>getline(fin,e.address);</text:p>
      <text:p text:style-name="P4"><text:s text:c="8"/>getline(fin,e.dept);</text:p>
      <text:p text:style-name="P4"><text:s text:c="8"/>fin&gt;&gt;e.phone;</text:p>
      <text:p text:style-name="P4"><text:s text:c="8"/>fin&gt;&gt;e.age;</text:p>
      <text:p text:style-name="P4"><text:soft-page-break/></text:p>
      <text:p text:style-name="P4"><text:s text:c="8"/>if(e.dept=="Admin")</text:p>
      <text:p text:style-name="P4"><text:s text:c="8"/>{</text:p>
      <text:p text:style-name="P4"><text:s text:c="12"/>input_ad&lt;&lt;e.id&lt;&lt;endl;</text:p>
      <text:p text:style-name="P4"><text:s text:c="12"/>input_ad&lt;&lt;e.name&lt;&lt;endl;</text:p>
      <text:p text:style-name="P4"><text:s text:c="12"/>input_ad&lt;&lt;e.address&lt;&lt;endl;</text:p>
      <text:p text:style-name="P4"><text:s text:c="12"/>input_ad&lt;&lt;e.dept&lt;&lt;endl;</text:p>
      <text:p text:style-name="P4"><text:s text:c="12"/>input_ad&lt;&lt;e.phone&lt;&lt;endl;</text:p>
      <text:p text:style-name="P4"><text:s text:c="12"/>input_ad&lt;&lt;e.age&lt;&lt;endl;</text:p>
      <text:p text:style-name="P4"><text:s text:c="8"/>}</text:p>
      <text:p text:style-name="P4"><text:s text:c="4"/>}</text:p>
      <text:p text:style-name="P4"/>
      <text:p text:style-name="P4"><text:s text:c="4"/>fin.close();</text:p>
      <text:p text:style-name="P4"><text:s text:c="4"/>input_ad.close();</text:p>
      <text:p text:style-name="P4"><text:s text:c="4"/>input_sal.close();</text:p>
      <text:p text:style-name="P4"><text:s text:c="4"/>input_pro.close();</text:p>
      <text:p text:style-name="P4"><text:s text:c="4"/>input_it.close();</text:p>
      <text:p text:style-name="P4">}</text:p>
      <text:p text:style-name="P4"/>
      <text:p text:style-name="P4">10)#include&lt;iostream&gt;</text:p>
      <text:p text:style-name="P4">#include&lt;fstream&gt;</text:p>
      <text:p text:style-name="P4">using namespace std;</text:p>
      <text:p text:style-name="P4"/>
      <text:p text:style-name="P4">class bank</text:p>
      <text:p text:style-name="P4">{</text:p>
      <text:p text:style-name="P4"><text:s text:c="4"/>public:</text:p>
      <text:p text:style-name="P4"><text:s text:c="8"/>string name;</text:p>
      <text:p text:style-name="P4"><text:s text:c="8"/>int ac_no,balance;</text:p>
      <text:p text:style-name="P4">};</text:p>
      <text:p text:style-name="P4"/>
      <text:p text:style-name="P4">int main()</text:p>
      <text:p text:style-name="P4">{</text:p>
      <text:p text:style-name="P4"><text:s text:c="4"/>int n;</text:p>
      <text:p text:style-name="P4"><text:s text:c="4"/>bank b;</text:p>
      <text:p text:style-name="P4"/>
      <text:p text:style-name="P4"><text:s text:c="4"/>while(1)</text:p>
      <text:p text:style-name="P4"><text:s text:c="4"/>{</text:p>
      <text:p text:style-name="P4"><text:s text:c="8"/>cout&lt;&lt;"\n##############################"&lt;&lt;endl&lt;&lt;endl;</text:p>
      <text:p text:style-name="P4"><text:s text:c="8"/>cout&lt;&lt;"Enter Your Choice : "&lt;&lt;endl;</text:p>
      <text:p text:style-name="P4"><text:s text:c="8"/>cout&lt;&lt;"1.Add Data"&lt;&lt;endl;</text:p>
      <text:p text:style-name="P4"><text:s text:c="8"/>cout&lt;&lt;"2.Display Data"&lt;&lt;endl;</text:p>
      <text:p text:style-name="P4"><text:s text:c="8"/>cout&lt;&lt;"3.Display Balance &gt; 10,000"&lt;&lt;endl&lt;&lt;endl;</text:p>
      <text:p text:style-name="P4"><text:s text:c="8"/>cout&lt;&lt;"##############################"&lt;&lt;endl&lt;&lt;endl; <text:s/></text:p>
      <text:p text:style-name="P4"><text:s text:c="8"/>cin&gt;&gt;n;</text:p>
      <text:p text:style-name="P4"/>
      <text:p text:style-name="P4"><text:soft-page-break/><text:s text:c="8"/>switch(n)</text:p>
      <text:p text:style-name="P4"><text:s text:c="8"/>{</text:p>
      <text:p text:style-name="P4"><text:s text:c="12"/>case 1:</text:p>
      <text:p text:style-name="P4"><text:s text:c="12"/>{</text:p>
      <text:p text:style-name="P4"><text:s text:c="16"/>ofstream fout;</text:p>
      <text:p text:style-name="P4"><text:s text:c="16"/>fout.open("/home/pushkar/bank.txt",ios::app);</text:p>
      <text:p text:style-name="P4"><text:s text:c="16"/>cin.ignore();</text:p>
      <text:p text:style-name="P4"><text:s text:c="16"/>cout&lt;&lt;"\nEnter Account Name <text:s text:c="3"/>: ";</text:p>
      <text:p text:style-name="P4"><text:s text:c="16"/>getline(cin,b.name);</text:p>
      <text:p text:style-name="P4"><text:s text:c="16"/>cout&lt;&lt;"\nEnter Account Number <text:s/>: ";</text:p>
      <text:p text:style-name="P4"><text:s text:c="16"/>cin&gt;&gt;b.ac_no;</text:p>
      <text:p text:style-name="P4"><text:s text:c="16"/>cout&lt;&lt;"\nEnter Account Balance : ";</text:p>
      <text:p text:style-name="P4"><text:s text:c="16"/>cin&gt;&gt;b.balance;</text:p>
      <text:p text:style-name="P4"><text:s text:c="16"/>cout&lt;&lt;endl;</text:p>
      <text:p text:style-name="P4"/>
      <text:p text:style-name="P4"><text:s text:c="16"/>fout&lt;&lt;b.name&lt;&lt;endl;</text:p>
      <text:p text:style-name="P4"><text:s text:c="16"/>fout&lt;&lt;b.ac_no&lt;&lt;endl;</text:p>
      <text:p text:style-name="P4"><text:s text:c="16"/>fout&lt;&lt;b.balance&lt;&lt;endl;</text:p>
      <text:p text:style-name="P4"><text:s text:c="16"/>fout.close();</text:p>
      <text:p text:style-name="P4"><text:s text:c="16"/>break;</text:p>
      <text:p text:style-name="P4"><text:s text:c="12"/>}</text:p>
      <text:p text:style-name="P4"/>
      <text:p text:style-name="P4"><text:s text:c="12"/>case 2:</text:p>
      <text:p text:style-name="P4"><text:s text:c="12"/>{</text:p>
      <text:p text:style-name="P4"><text:s text:c="16"/>ifstream fin;</text:p>
      <text:p text:style-name="P4"><text:s text:c="16"/>fin.open("/home/pushkar/bank.txt");</text:p>
      <text:p text:style-name="P4"/>
      <text:p text:style-name="P4"><text:s text:c="16"/>while(fin&gt;&gt;b.name)</text:p>
      <text:p text:style-name="P4"><text:s text:c="16"/>{</text:p>
      <text:p text:style-name="P4"><text:s text:c="20"/>fin&gt;&gt;b.ac_no;</text:p>
      <text:p text:style-name="P4"><text:s text:c="20"/>fin&gt;&gt;b.balance;</text:p>
      <text:p text:style-name="P4"/>
      <text:p text:style-name="P4"><text:s text:c="20"/>cout&lt;&lt;"******************************"&lt;&lt;endl;</text:p>
      <text:p text:style-name="P4"><text:s text:c="20"/>cout&lt;&lt;"Account Name <text:s text:c="3"/>: "&lt;&lt;b.name&lt;&lt;endl;</text:p>
      <text:p text:style-name="P4"><text:s text:c="20"/>cout&lt;&lt;"Account Number <text:s/>: "&lt;&lt;b.ac_no&lt;&lt;endl;</text:p>
      <text:p text:style-name="P4"><text:s text:c="20"/>cout&lt;&lt;"Account Balance : "&lt;&lt;b.balance&lt;&lt;endl;</text:p>
      <text:p text:style-name="P4"><text:s text:c="20"/>cout&lt;&lt;"******************************"&lt;&lt;endl;</text:p>
      <text:p text:style-name="P4"><text:s text:c="20"/>cout&lt;&lt;endl;</text:p>
      <text:p text:style-name="P4"><text:s text:c="16"/>}</text:p>
      <text:p text:style-name="P4"><text:s text:c="16"/>fin.close();</text:p>
      <text:p text:style-name="P4"><text:s text:c="16"/>break;</text:p>
      <text:p text:style-name="P4"><text:s text:c="12"/>}</text:p>
      <text:p text:style-name="P4"/>
      <text:p text:style-name="P4"><text:s text:c="12"/>case 3:</text:p>
      <text:p text:style-name="P4"><text:s text:c="12"/>{</text:p>
      <text:p text:style-name="P4"><text:soft-page-break/><text:s text:c="16"/>ifstream fin;</text:p>
      <text:p text:style-name="P4"><text:s text:c="16"/>fin.open("/home/pushkar/bank.txt");</text:p>
      <text:p text:style-name="P4"/>
      <text:p text:style-name="P4"><text:s text:c="16"/>while(fin&gt;&gt;b.name)</text:p>
      <text:p text:style-name="P4"><text:s text:c="16"/>{</text:p>
      <text:p text:style-name="P4"><text:s text:c="20"/>fin&gt;&gt;b.ac_no;</text:p>
      <text:p text:style-name="P4"><text:s text:c="20"/>fin&gt;&gt;b.balance;</text:p>
      <text:p text:style-name="P4"/>
      <text:p text:style-name="P4"><text:s text:c="20"/>if(b.balance&gt;10000)</text:p>
      <text:p text:style-name="P4"><text:s text:c="20"/>{</text:p>
      <text:p text:style-name="P4"><text:s text:c="24"/>cout&lt;&lt;"******************************"&lt;&lt;endl;</text:p>
      <text:p text:style-name="P4"><text:s text:c="24"/>cout&lt;&lt;"Account Name <text:s text:c="3"/>: "&lt;&lt;b.name&lt;&lt;endl;</text:p>
      <text:p text:style-name="P4"><text:s text:c="24"/>cout&lt;&lt;"Account Number <text:s/>: "&lt;&lt;b.ac_no&lt;&lt;endl;</text:p>
      <text:p text:style-name="P4"><text:s text:c="24"/>cout&lt;&lt;"Account Balance : "&lt;&lt;b.balance&lt;&lt;endl;</text:p>
      <text:p text:style-name="P4"><text:s text:c="24"/>cout&lt;&lt;"******************************"&lt;&lt;endl;</text:p>
      <text:p text:style-name="P4"><text:s text:c="24"/>cout&lt;&lt;endl;</text:p>
      <text:p text:style-name="P4"><text:s text:c="20"/>}</text:p>
      <text:p text:style-name="P4"><text:s text:c="16"/>}</text:p>
      <text:p text:style-name="P4"><text:s text:c="16"/>fin.close();</text:p>
      <text:p text:style-name="P4"><text:s text:c="16"/>break;</text:p>
      <text:p text:style-name="P4"><text:s text:c="12"/>}</text:p>
      <text:p text:style-name="P4"/>
      <text:p text:style-name="P4"><text:s text:c="12"/>case 4:</text:p>
      <text:p text:style-name="P4"><text:s text:c="16"/>exit(0);</text:p>
      <text:p text:style-name="P4"><text:s text:c="8"/>}</text:p>
      <text:p text:style-name="P4"><text:s text:c="4"/><text:span text:style-name="T1">}</text:span></text:p>
      <text:p text:style-name="P4">}</text:p>
      <text:p text:style-name="P4"/>
      <text:p text:style-name="P5">7)#include&lt;iostream&gt;</text:p>
      <text:p text:style-name="P5">#include&lt;fstream&gt;</text:p>
      <text:p text:style-name="P5">using namespace std;</text:p>
      <text:p text:style-name="P5"/>
      <text:p text:style-name="P5">class item</text:p>
      <text:p text:style-name="P5">{</text:p>
      <text:p text:style-name="P5"><text:s text:c="4"/>private:</text:p>
      <text:p text:style-name="P5"><text:s text:c="8"/>int item_code,item_price;</text:p>
      <text:p text:style-name="P5"><text:s text:c="8"/>string item_name;</text:p>
      <text:p text:style-name="P5"><text:s text:c="4"/></text:p>
      <text:p text:style-name="P5"><text:s text:c="4"/>public:</text:p>
      <text:p text:style-name="P5"/>
      <text:p text:style-name="P5"><text:s text:c="8"/>void add_item()</text:p>
      <text:p text:style-name="P5"><text:s text:c="8"/>{</text:p>
      <text:p text:style-name="P5"><text:s text:c="12"/>ofstream fout;</text:p>
      <text:p text:style-name="P5"><text:s text:c="12"/>fout.open("/home/pushkar/item.txt",ios::app);</text:p>
      <text:p text:style-name="P5"/>
      <text:p text:style-name="P5"><text:soft-page-break/><text:s text:c="12"/>cout&lt;&lt;"Enter Item Code <text:s/>: ";</text:p>
      <text:p text:style-name="P5"><text:s text:c="12"/>cin&gt;&gt;item_code;</text:p>
      <text:p text:style-name="P5"><text:s text:c="12"/>cin.ignore();</text:p>
      <text:p text:style-name="P5"><text:s text:c="12"/>cout&lt;&lt;"Enter Item Name <text:s/>: ";</text:p>
      <text:p text:style-name="P5"><text:s text:c="12"/>getline(cin,item_name);</text:p>
      <text:p text:style-name="P5"><text:s text:c="12"/>cout&lt;&lt;"Enter Item Price : ";</text:p>
      <text:p text:style-name="P5"><text:s text:c="12"/>cin&gt;&gt;item_price;</text:p>
      <text:p text:style-name="P5"/>
      <text:p text:style-name="P5"><text:s text:c="12"/>fout&lt;&lt;item_code&lt;&lt;endl;</text:p>
      <text:p text:style-name="P5"><text:s text:c="12"/>fout&lt;&lt;item_name&lt;&lt;endl;</text:p>
      <text:p text:style-name="P5"><text:s text:c="12"/>fout&lt;&lt;item_price&lt;&lt;endl;</text:p>
      <text:p text:style-name="P5"><text:s text:c="12"/>fout.close();</text:p>
      <text:p text:style-name="P5"><text:s text:c="8"/>}</text:p>
      <text:p text:style-name="P5"/>
      <text:p text:style-name="P5"><text:s text:c="8"/>void delete_item(int code)</text:p>
      <text:p text:style-name="P5"><text:s text:c="8"/>{</text:p>
      <text:p text:style-name="P5"><text:s text:c="12"/>ifstream fin;</text:p>
      <text:p text:style-name="P5"><text:s text:c="12"/>ofstream fout;</text:p>
      <text:p text:style-name="P5"><text:s text:c="12"/>fin.open("/home/pushkar/item.txt");</text:p>
      <text:p text:style-name="P5"><text:s text:c="12"/>fout.open("/home/pushkar/temp.txt");</text:p>
      <text:p text:style-name="P5"/>
      <text:p text:style-name="P5"><text:s text:c="12"/>while(fin&gt;&gt;item_code)</text:p>
      <text:p text:style-name="P5"><text:s text:c="12"/>{</text:p>
      <text:p text:style-name="P5"><text:s text:c="16"/>fin.ignore();</text:p>
      <text:p text:style-name="P5"><text:s text:c="16"/>getline(fin,item_name);</text:p>
      <text:p text:style-name="P5"><text:s text:c="16"/>fin&gt;&gt;item_price;</text:p>
      <text:p text:style-name="P5"/>
      <text:p text:style-name="P5"><text:s text:c="16"/>if(code!=item_code)</text:p>
      <text:p text:style-name="P5"><text:s text:c="16"/>{</text:p>
      <text:p text:style-name="P5"><text:s text:c="20"/>fout&lt;&lt;item_code&lt;&lt;endl;</text:p>
      <text:p text:style-name="P5"><text:s text:c="20"/>fout&lt;&lt;item_name&lt;&lt;endl;</text:p>
      <text:p text:style-name="P5"><text:s text:c="20"/>fout&lt;&lt;item_price&lt;&lt;endl;</text:p>
      <text:p text:style-name="P5"><text:s text:c="16"/>}</text:p>
      <text:p text:style-name="P5"><text:s text:c="12"/>}</text:p>
      <text:p text:style-name="P5"><text:s text:c="12"/>fin.close();</text:p>
      <text:p text:style-name="P5"><text:s text:c="12"/>fout.close();</text:p>
      <text:p text:style-name="P5"><text:s text:c="12"/>remove("/home/pushkar/item.txt");</text:p>
      <text:p text:style-name="P5"><text:s text:c="12"/>rename("/home/pushkar/temp.txt","/home/pushkar/item.txt");</text:p>
      <text:p text:style-name="P5"><text:s text:c="8"/>}</text:p>
      <text:p text:style-name="P5"/>
      <text:p text:style-name="P5"><text:s text:c="8"/>void sort_item()</text:p>
      <text:p text:style-name="P5"><text:s text:c="8"/>{</text:p>
      <text:p text:style-name="P5"><text:s text:c="12"/>ifstream fin;</text:p>
      <text:p text:style-name="P5"><text:s text:c="12"/>ofstream fout;</text:p>
      <text:p text:style-name="P5"><text:s text:c="12"/>fin.open("/home/pushkar/item.txt");</text:p>
      <text:p text:style-name="P5"><text:soft-page-break/><text:s text:c="12"/>fout.open("/home/pushkar/sort.txt",ios::app);</text:p>
      <text:p text:style-name="P5"/>
      <text:p text:style-name="P5"><text:s text:c="12"/>while(true)</text:p>
      <text:p text:style-name="P5"><text:s text:c="12"/>{</text:p>
      <text:p text:style-name="P5"><text:s text:c="16"/>int max_price=0,code,found=0;</text:p>
      <text:p text:style-name="P5"/>
      <text:p text:style-name="P5"><text:s text:c="16"/>while(fin&gt;&gt;item_code)</text:p>
      <text:p text:style-name="P5"><text:s text:c="16"/>{</text:p>
      <text:p text:style-name="P5"><text:s text:c="20"/>fin.ignore();</text:p>
      <text:p text:style-name="P5"><text:s text:c="20"/>getline(fin,item_name);</text:p>
      <text:p text:style-name="P5"><text:s text:c="20"/>fin&gt;&gt;item_price;</text:p>
      <text:p text:style-name="P5"/>
      <text:p text:style-name="P5"><text:s text:c="20"/>if(item_price&gt;max_price)</text:p>
      <text:p text:style-name="P5"><text:s text:c="20"/>{</text:p>
      <text:p text:style-name="P5"><text:s text:c="24"/>max_price=item_price;</text:p>
      <text:p text:style-name="P5"><text:s text:c="24"/>code=item_code;</text:p>
      <text:p text:style-name="P5"><text:s text:c="24"/>found=1;</text:p>
      <text:p text:style-name="P5"><text:s text:c="20"/>}</text:p>
      <text:p text:style-name="P5"><text:s text:c="16"/>}</text:p>
      <text:p text:style-name="P5"/>
      <text:p text:style-name="P5"><text:s text:c="16"/>fin.clear();</text:p>
      <text:p text:style-name="P5"><text:s text:c="16"/>fin.seekg(0,ios::beg);</text:p>
      <text:p text:style-name="P5"/>
      <text:p text:style-name="P5"><text:s text:c="16"/>if(!found)</text:p>
      <text:p text:style-name="P5"><text:s text:c="20"/>break;</text:p>
      <text:p text:style-name="P5"/>
      <text:p text:style-name="P5"><text:s text:c="16"/>while(fin&gt;&gt;item_code)</text:p>
      <text:p text:style-name="P5"><text:s text:c="16"/>{</text:p>
      <text:p text:style-name="P5"><text:s text:c="20"/>fin.ignore();</text:p>
      <text:p text:style-name="P5"><text:s text:c="20"/>getline(fin,item_name);</text:p>
      <text:p text:style-name="P5"><text:s text:c="20"/>fin&gt;&gt;item_price;</text:p>
      <text:p text:style-name="P5"/>
      <text:p text:style-name="P5"><text:s text:c="20"/>if(item_price==max_price)</text:p>
      <text:p text:style-name="P5"><text:s text:c="20"/>{</text:p>
      <text:p text:style-name="P5"><text:s text:c="24"/>fout&lt;&lt;item_code&lt;&lt;endl;</text:p>
      <text:p text:style-name="P5"><text:s text:c="24"/>fout&lt;&lt;item_name&lt;&lt;endl;</text:p>
      <text:p text:style-name="P5"><text:s text:c="24"/>fout&lt;&lt;item_price&lt;&lt;endl;</text:p>
      <text:p text:style-name="P5"><text:s text:c="20"/>}</text:p>
      <text:p text:style-name="P5"><text:s text:c="16"/>}</text:p>
      <text:p text:style-name="P5"><text:s text:c="16"/>fin.close();</text:p>
      <text:p text:style-name="P5"><text:s text:c="16"/>fout.close();</text:p>
      <text:p text:style-name="P5"/>
      <text:p text:style-name="P5"><text:s text:c="16"/>delete_item(code);</text:p>
      <text:p text:style-name="P5"><text:s text:c="12"/>}</text:p>
      <text:p text:style-name="P5"/>
      <text:p text:style-name="P5"><text:soft-page-break/><text:s text:c="12"/>fin.close();</text:p>
      <text:p text:style-name="P5"><text:s text:c="12"/>fout.close();</text:p>
      <text:p text:style-name="P5"><text:s text:c="12"/>cout&lt;&lt;"Items Sorted Succesfully"&lt;&lt;endl;</text:p>
      <text:p text:style-name="P5"><text:s text:c="8"/>}</text:p>
      <text:p text:style-name="P5">};</text:p>
      <text:p text:style-name="P5"/>
      <text:p text:style-name="P5">int main()</text:p>
      <text:p text:style-name="P5">{</text:p>
      <text:p text:style-name="P5"><text:s text:c="4"/>item i;</text:p>
      <text:p text:style-name="P5"><text:s text:c="4"/>int num;</text:p>
      <text:p text:style-name="P5"/>
      <text:p text:style-name="P5"><text:s text:c="4"/>cout&lt;&lt;"\n##############################"&lt;&lt;endl&lt;&lt;endl;</text:p>
      <text:p text:style-name="P5"><text:s text:c="4"/>cout&lt;&lt;"1.Add Item"&lt;&lt;endl;</text:p>
      <text:p text:style-name="P5"><text:s text:c="4"/>cout&lt;&lt;"2.Sort Item"&lt;&lt;endl;</text:p>
      <text:p text:style-name="P5"><text:s text:c="4"/>cout&lt;&lt;"\n##############################"&lt;&lt;endl&lt;&lt;endl;</text:p>
      <text:p text:style-name="P5"><text:s text:c="4"/>cin&gt;&gt;num;</text:p>
      <text:p text:style-name="P5"/>
      <text:p text:style-name="P5"><text:s text:c="4"/>switch(num)</text:p>
      <text:p text:style-name="P5"><text:s text:c="4"/>{</text:p>
      <text:p text:style-name="P5"><text:s text:c="8"/>case 1:</text:p>
      <text:p text:style-name="P5"><text:s text:c="8"/>{</text:p>
      <text:p text:style-name="P5"><text:s text:c="12"/>i.add_item();</text:p>
      <text:p text:style-name="P5"><text:s text:c="12"/>break;</text:p>
      <text:p text:style-name="P5"><text:s text:c="8"/>}</text:p>
      <text:p text:style-name="P5"/>
      <text:p text:style-name="P5"><text:s text:c="8"/>case 2:</text:p>
      <text:p text:style-name="P5"><text:s text:c="8"/>{</text:p>
      <text:p text:style-name="P5"><text:s text:c="12"/>i.sort_item();</text:p>
      <text:p text:style-name="P5"><text:s text:c="12"/>break;</text:p>
      <text:p text:style-name="P5"><text:s text:c="8"/>}</text:p>
      <text:p text:style-name="P5"><text:s text:c="8"/>case 3:</text:p>
      <text:p text:style-name="P5"><text:s text:c="12"/>exit(0);</text:p>
      <text:p text:style-name="P5"><text:s text:c="4"/>}</text:p>
      <text:p text:style-name="P5">}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8T09:44:42.579458435</meta:creation-date>
    <dc:date>2023-07-31T22:58:44.177180848</dc:date>
    <meta:editing-duration>PT2H53M44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3" meta:paragraph-count="513" meta:word-count="819" meta:character-count="12878" meta:non-whitespace-character-count="7871"/>
  </office:meta>
</office:document-meta>
</file>